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3.57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99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2" table:style-name="ta1" table:print="false">
        <table:table-column table:style-name="co3" table:default-cell-style-name="ce2"/>
        <table:table-column table:style-name="co2" table:number-columns-repeated="5" table:default-cell-style-name="Default"/>
        <table:table-row table:style-name="ro2">
          <table:table-cell office:value-type="string">
            <text:p>Questions</text:p>
          </table:table-cell>
          <table:table-cell table:style-name="ce3" office:value-type="boolean" office:boolean-value="true">
            <text:p>VRAI</text:p>
          </table:table-cell>
          <table:table-cell table:style-name="ce3" office:value-type="boolean" office:boolean-value="false">
            <text:p>FAUX</text:p>
          </table:table-cell>
          <table:table-cell table:number-columns-repeated="3"/>
        </table:table-row>
        <table:table-row table:style-name="ro3">
          <table:table-cell office:value-type="string">
            <text:p>J'essaie souvent des choses nouvelles uniquement pour le plaisir ou pour avoir des <text:s text:c="4"/>sensations fortes, même si les autres estiment que c'est une perte de temps..............................................………... V <text:s/>F 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1</text:p>
          </table:table-cell>
        </table:table-row>
        <table:table-row table:style-name="ro4">
          <table:table-cell office:value-type="string">
            <text:p><text:s text:c="6"/>J'ai habituellement confiance dans le fait que tout ira bien, même dans des <text:s text:c="4"/>situations qui inquiètent la plupart des gens................................................................................................ .......... V <text:s/>F 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1</text:p>
          </table:table-cell>
        </table:table-row>
        <table:table-row table:style-name="ro5">
          <table:table-cell office:value-type="string">
            <text:p><text:s text:c="6"/>Je suis souvent très ému(e) par un beau discours ou par une poésie............................................................ .......... V <text:s/>F 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1</text:p>
          </table:table-cell>
        </table:table-row>
        <table:table-row table:style-name="ro5">
          <table:table-cell office:value-type="string">
            <text:p><text:s text:c="6"/>J'ai souvent l'impression d'être victime des circonstances............................................................................ .......... V <text:s/>F </text:p>
          </table:table-cell>
          <table:table-cell table:number-columns-repeated="2"/>
          <table:table-cell table:style-name="ce4" office:value-type="float" office:value="4">
            <text:p>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1</text:p>
          </table:table-cell>
        </table:table-row>
        <table:table-row table:style-name="ro5">
          <table:table-cell office:value-type="string">
            <text:p><text:s text:c="6"/>Habituellement j'accepte les autres tels qu'ils sont, même s'ils sont très différents de moi.......................…………. V <text:s/>F 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1</text:p>
          </table:table-cell>
        </table:table-row>
        <table:table-row table:style-name="ro3">
          <table:table-cell office:value-type="string">
            <text:p><text:s text:c="6"/>Je crois aux miracles................................................................................................................................... …….. V <text:s/>F </text:p>
          </table:table-cell>
          <table:table-cell table:number-columns-repeated="2"/>
          <table:table-cell table:style-name="ce4" office:value-type="float" office:value="6">
            <text:p>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5">
          <table:table-cell office:value-type="string">
            <text:p><text:s text:c="6"/>Je prends plaisir à me venger des gens qui m'ont fait du mal...................................................................... ……... V <text:s/>F 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4</text:p>
          </table:table-cell>
        </table:table-row>
        <table:table-row table:style-name="ro5">
          <table:table-cell office:value-type="string">
            <text:p><text:s text:c="6"/>Lorsque je me concentre sur quelque chose, je ne vois plus le temps passer............................................... ……… V <text:s/>F </text:p>
          </table:table-cell>
          <table:table-cell table:number-columns-repeated="2"/>
          <table:table-cell table:style-name="ce4" office:value-type="float" office:value="8">
            <text:p>8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5">
          <table:table-cell office:value-type="string">
            <text:p><text:s text:c="6"/>J'ai souvent l'impression que ma vie n'a pas de but ou manque de sens....................................................... ……... V <text:s/>F </text:p>
          </table:table-cell>
          <table:table-cell table:number-columns-repeated="2"/>
          <table:table-cell table:style-name="ce4" office:value-type="float" office:value="9">
            <text:p>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2</text:p>
          </table:table-cell>
        </table:table-row>
        <table:table-row table:style-name="ro5">
          <table:table-cell office:value-type="string">
            <text:p><text:s text:c="6"/>J'aime aider les autres à résoudre leurs problèmes....................................................................................... …….. V <text:s/>F 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3</text:p>
          </table:table-cell>
        </table:table-row>
        <table:table-row table:style-name="ro5">
          <table:table-cell office:value-type="string">
            <text:p>0 <text:s text:c="5"/>J'en aurais probablement les capacités, mais je ne vois pas l'intérêt de faire plus que le strict minimum..... ……… V <text:s/>F </text:p>
          </table:table-cell>
          <table:table-cell table:number-columns-repeated="2"/>
          <table:table-cell table:style-name="ce4" office:value-type="float" office:value="11">
            <text:p>1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ersistance</text:p>
          </table:table-cell>
        </table:table-row>
        <table:table-row table:style-name="ro3">
          <table:table-cell office:value-type="string">
            <text:p><text:s text:c="6"/>Je me sens souvent tendu(e) et inquiet(e) dans des situations nouvelles <text:s text:c="4"/>même lorsque les autres pensent qu'il y a peu de soucis à se faire.............................................................. ……… V <text:s/>F </text:p>
          </table:table-cell>
          <table:table-cell table:number-columns-repeated="2"/>
          <table:table-cell table:style-name="ce4" office:value-type="float" office:value="12">
            <text:p>1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2</text:p>
          </table:table-cell>
        </table:table-row>
        <table:table-row table:style-name="ro5">
          <table:table-cell office:value-type="string">
            <text:p><text:s text:c="6"/>Je fais souvent les choses selon mon impression du moment sans tenir compte des méthodes habituelles.. ………. V <text:s/>F </text:p>
          </table:table-cell>
          <table:table-cell table:number-columns-repeated="2"/>
          <table:table-cell table:style-name="ce4" office:value-type="float" office:value="13">
            <text:p>1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2</text:p>
          </table:table-cell>
        </table:table-row>
        <table:table-row table:style-name="ro5">
          <table:table-cell office:value-type="string">
            <text:p><text:s text:c="6"/>Je fais habituellement les choses à ma façon plutôt qu'en fonction des souhaits des autres..................…………..... V <text:s/>F </text:p>
          </table:table-cell>
          <table:table-cell table:number-columns-repeated="2"/>
          <table:table-cell table:style-name="ce4" office:value-type="float" office:value="14">
            <text:p>1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4</text:p>
          </table:table-cell>
        </table:table-row>
        <table:table-row table:style-name="ro5">
          <table:table-cell office:value-type="string">
            <text:p><text:s text:c="6"/>Je me sens souvent très proche des gens qui m'entourent, comme si rien ne nous séparait.......................... ……… V <text:s/>F </text:p>
          </table:table-cell>
          <table:table-cell table:number-columns-repeated="2"/>
          <table:table-cell table:style-name="ce4" office:value-type="float" office:value="15">
            <text:p>1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3</text:p>
          </table:table-cell>
        </table:table-row>
        <table:table-row table:style-name="ro5">
          <table:table-cell office:value-type="string">
            <text:p><text:s text:c="6"/>Généralement, je n'aime pas les gens qui ont des idées différentes des miennes......................................... ........... V <text:s/>F </text:p>
          </table:table-cell>
          <table:table-cell table:number-columns-repeated="2"/>
          <table:table-cell table:style-name="ce4" office:value-type="float" office:value="16">
            <text:p>1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1</text:p>
          </table:table-cell>
        </table:table-row>
        <table:table-row table:style-name="ro5">
          <table:table-cell office:value-type="string">
            <text:p>Dans la plupart des situations, de bons réflexes me permettent de réagir facilement................................... ........... </text:p>
          </table:table-cell>
          <table:table-cell table:number-columns-repeated="2"/>
          <table:table-cell table:style-name="ce4" office:value-type="float" office:value="17">
            <text:p>1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5</text:p>
          </table:table-cell>
        </table:table-row>
        <table:table-row table:style-name="ro3">
          <table:table-cell office:value-type="string">
            <text:p>Je suis prêt(e) à tout, dans les limites de la légalité, pour devenir riche et célèbre <text:s text:c="4"/>même au risque de perdre la confiance de nombreux vieux amis................................................................ ........... V <text:s/>F </text:p>
          </table:table-cell>
          <table:table-cell table:number-columns-repeated="2"/>
          <table:table-cell table:style-name="ce4" office:value-type="float" office:value="18">
            <text:p>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5</text:p>
          </table:table-cell>
        </table:table-row>
        <table:table-row table:style-name="ro5">
          <table:table-cell office:value-type="string">
            <text:p><text:s text:c="6"/>Je suis beaucoup plus réservé(e) que la plupart des gens............................................................................. ........... V <text:s/>F </text:p>
          </table:table-cell>
          <table:table-cell table:number-columns-repeated="2"/>
          <table:table-cell table:style-name="ce4" office:value-type="float" office:value="19">
            <text:p>1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3</text:p>
          </table:table-cell>
        </table:table-row>
        <table:table-row table:style-name="ro5">
          <table:table-cell office:value-type="string">
            <text:p>Je dois souvent m'interrompre dans une activité car je m'inquiète facilement de ce qui pourrait ne pas aller.…….. </text:p>
          </table:table-cell>
          <table:table-cell table:number-columns-repeated="2"/>
          <table:table-cell table:style-name="ce4" office:value-type="float" office:value="20">
            <text:p>2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1</text:p>
          </table:table-cell>
        </table:table-row>
        <table:table-row table:style-name="ro3">
          <table:table-cell office:value-type="string">
            <text:p>J'aime discuter de mes expériences et de mes sentiments <text:s text:c="5"/>ouvertement avec des amis plutôt que de les garder pour moi-même....................................................…………... V <text:s/>F </text:p>
          </table:table-cell>
          <table:table-cell table:number-columns-repeated="2"/>
          <table:table-cell table:style-name="ce4" office:value-type="float" office:value="21">
            <text:p>2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3</text:p>
          </table:table-cell>
        </table:table-row>
        <table:table-row table:style-name="ro5">
          <table:table-cell office:value-type="string">
            <text:p><text:s text:c="6"/>J'ai moins d'énergie et je me fatigue plus vite que la plupart des gens........................................................ ......….. V <text:s/>F </text:p>
          </table:table-cell>
          <table:table-cell table:number-columns-repeated="2"/>
          <table:table-cell table:style-name="ce4" office:value-type="float" office:value="22">
            <text:p>2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4</text:p>
          </table:table-cell>
        </table:table-row>
        <table:table-row table:style-name="ro4">
          <table:table-cell office:value-type="string">
            <text:p><text:s text:c="6"/>On dit souvent que je suis "dans la lune" quand je suis absorbé(e) dans une activité car je perds alors le contact avec toute autre chose...................................................................................................................……………….. </text:p>
          </table:table-cell>
          <table:table-cell table:number-columns-repeated="2"/>
          <table:table-cell table:style-name="ce4" office:value-type="float" office:value="23">
            <text:p>2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3">
          <table:table-cell office:value-type="string">
            <text:p><text:s text:c="6"/>Je me sens rarement libre de mes choix...............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24">
            <text:p>2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1</text:p>
          </table:table-cell>
        </table:table-row>
        <table:table-row table:style-name="ro5">
          <table:table-cell office:value-type="string">
            <text:p><text:s text:c="6"/>Je prends souvent en compte les sentiments des autres autant que mes propres sentiments........................ ......….. V <text:s/>F </text:p>
          </table:table-cell>
          <table:table-cell table:number-columns-repeated="2"/>
          <table:table-cell table:style-name="ce4" office:value-type="float" office:value="25">
            <text:p>2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2</text:p>
          </table:table-cell>
        </table:table-row>
        <table:table-row table:style-name="ro4">
          <table:table-cell office:value-type="string">
            <text:p><text:s text:c="6"/>Le plus souvent, j’aimerais mieux faire quelque chose d'un peu risqué <text:s text:c="4"/>(comme conduire une voiture dans des virages dangereux et en montagne) <text:s text:c="5"/>plutôt que de rester au calme à ne rien faire pendant quelques heures........................................................ ......… V <text:s/>F </text:p>
          </table:table-cell>
          <table:table-cell table:number-columns-repeated="2"/>
          <table:table-cell table:style-name="ce4" office:value-type="float" office:value="26">
            <text:p>2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2</text:p>
          </table:table-cell>
        </table:table-row>
        <table:table-row table:style-name="ro3">
          <table:table-cell office:value-type="string">
            <text:p><text:s text:c="6"/>J'évite souvent de rencontrer des inconnus <text:s text:c="4"/>parce que je manque de confiance face aux gens que je ne connais pas...................................................... ......….. V <text:s/>F </text:p>
          </table:table-cell>
          <table:table-cell table:number-columns-repeated="2"/>
          <table:table-cell table:style-name="ce4" office:value-type="float" office:value="27">
            <text:p>2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3</text:p>
          </table:table-cell>
        </table:table-row>
        <table:table-row table:style-name="ro5">
          <table:table-cell office:value-type="string">
            <text:p><text:s text:c="6"/>J'aime faire plaisir aux autres autant que je le peux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28">
            <text:p>28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1</text:p>
          </table:table-cell>
        </table:table-row>
        <table:table-row table:style-name="ro5">
          <table:table-cell office:value-type="string">
            <text:p><text:s text:c="6"/>Je préfère les méthodes traditionnelles et sûres aux méthodes modernes et améliorées.............................. ......…... V <text:s/>F </text:p>
          </table:table-cell>
          <table:table-cell table:number-columns-repeated="2"/>
          <table:table-cell table:style-name="ce4" office:value-type="float" office:value="29">
            <text:p>2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1</text:p>
          </table:table-cell>
        </table:table-row>
        <table:table-row table:style-name="ro4">
          <table:table-cell office:value-type="string">
            <text:p><text:s text:c="6"/>Lorsque je manque de temps, je ne parviens généralement pas <text:s text:c="4"/>à faire les choses selon mes priorités personnelles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30">
            <text:p>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2</text:p>
          </table:table-cell>
        </table:table-row>
        <table:table-row table:style-name="ro5">
          <table:table-cell office:value-type="string">
            <text:p>0 <text:s text:c="5"/>Je fais souvent des choses pour la protection des animaux et des plantes en voie de disparition................. ......….. V <text:s/>F </text:p>
          </table:table-cell>
          <table:table-cell table:number-columns-repeated="2"/>
          <table:table-cell table:style-name="ce4" office:value-type="float" office:value="31">
            <text:p>3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3</text:p>
          </table:table-cell>
        </table:table-row>
        <table:table-row table:style-name="ro5">
          <table:table-cell office:value-type="string">
            <text:p><text:s text:c="6"/>J’ai souvent le désir d'être la personne la plus intelligente........................................................................... V <text:s/>F </text:p>
          </table:table-cell>
          <table:table-cell table:number-columns-repeated="2"/>
          <table:table-cell table:style-name="ce4" office:value-type="float" office:value="32">
            <text:p>3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4</text:p>
          </table:table-cell>
        </table:table-row>
        <table:table-row table:style-name="ro5">
          <table:table-cell office:value-type="string">
            <text:p><text:s text:c="6"/>Ça me fait plaisir de voir mes ennemis souffrir.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4</text:p>
          </table:table-cell>
        </table:table-row>
        <table:table-row table:style-name="ro5">
          <table:table-cell office:value-type="string">
            <text:p><text:s text:c="6"/>J'aime être très organisé(e) et fixer des règles aux autres autant que je le peux........................................... ......…. V <text:s/>F </text:p>
          </table:table-cell>
          <table:table-cell table:number-columns-repeated="2"/>
          <table:table-cell table:style-name="ce4" office:value-type="float" office:value="34">
            <text:p>3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4</text:p>
          </table:table-cell>
        </table:table-row>
        <table:table-row table:style-name="ro3">
          <table:table-cell office:value-type="string">
            <text:p><text:s text:c="6"/>Il m'est difficile de conserver longtemps les mêmes centres d'intérêt, <text:s text:c="4"/>car mon attention passe souvent à autre chose.....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35">
            <text:p>3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2</text:p>
          </table:table-cell>
        </table:table-row>
        <table:table-row table:style-name="ro3">
          <table:table-cell office:value-type="string">
            <text:p><text:s text:c="6"/>L'expérience m'a permis d'acquérir de bonnes habitudes <text:s text:c="4"/>qui sont plus fortes que les croyances et les impulsions passagères............................................................ ......….. V <text:s/>F </text:p>
          </table:table-cell>
          <table:table-cell table:number-columns-repeated="2"/>
          <table:table-cell table:style-name="ce4" office:value-type="float" office:value="36">
            <text:p>3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5</text:p>
          </table:table-cell>
        </table:table-row>
        <table:table-row table:style-name="ro4">
          <table:table-cell office:value-type="string">
            <text:p><text:s text:c="6"/>Ma détermination me permet habituellement de poursuivre une tâche <text:s text:c="4"/>longtemps après que les autres ont abandonné..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37">
            <text:p>3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Persistance</text:p>
          </table:table-cell>
        </table:table-row>
        <table:table-row table:style-name="ro5">
          <table:table-cell office:value-type="string">
            <text:p><text:s text:c="6"/>Je suis fasciné(e) par tous les phénomènes qui ne peuvent être expliqués scientifiquement........................ ......….. V <text:s/>F </text:p>
          </table:table-cell>
          <table:table-cell table:number-columns-repeated="2"/>
          <table:table-cell table:style-name="ce4" office:value-type="float" office:value="38">
            <text:p>38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5">
          <table:table-cell office:value-type="string">
            <text:p><text:s text:c="6"/>J'ai beaucoup de mauvaises habitudes que je souhaiterais perdre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39">
            <text:p>3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5</text:p>
          </table:table-cell>
        </table:table-row>
        <table:table-row table:style-name="ro5">
          <table:table-cell office:value-type="string">
            <text:p><text:s text:c="6"/>J'attends souvent des autres qu'ils trouvent une solution à mes problèmes.................................................. ......….. V <text:s/>F </text:p>
          </table:table-cell>
          <table:table-cell table:number-columns-repeated="2"/>
          <table:table-cell table:style-name="ce4" office:value-type="float" office:value="40">
            <text:p>4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3</text:p>
          </table:table-cell>
        </table:table-row>
        <table:table-row table:style-name="ro5">
          <table:table-cell office:value-type="string">
            <text:p>Je dépense souvent de l'argent au point de ne plus en avoir ou de m'endetter à force de vivre à crédit....... ......…... </text:p>
          </table:table-cell>
          <table:table-cell table:number-columns-repeated="2"/>
          <table:table-cell table:style-name="ce4" office:value-type="float" office:value="41">
            <text:p>4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3</text:p>
          </table:table-cell>
        </table:table-row>
        <table:table-row table:style-name="ro5">
          <table:table-cell office:value-type="string">
            <text:p>Je pense que j'aurai beaucoup de chance dans l'avenir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42">
            <text:p>4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1</text:p>
          </table:table-cell>
        </table:table-row>
        <table:table-row table:style-name="ro5">
          <table:table-cell office:value-type="string">
            <text:p><text:s text:c="6"/>Je me remets plus lentement que les autres de maladies mineures ou d'événements stressants.................... ......…. V <text:s/>F </text:p>
          </table:table-cell>
          <table:table-cell table:number-columns-repeated="2"/>
          <table:table-cell table:style-name="ce4" office:value-type="float" office:value="43">
            <text:p>4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4</text:p>
          </table:table-cell>
        </table:table-row>
        <table:table-row table:style-name="ro5">
          <table:table-cell office:value-type="string">
            <text:p>Ça ne me gênerait pas d'être seul(e) tout le temps....................................................................................... ......… </text:p>
          </table:table-cell>
          <table:table-cell table:number-columns-repeated="2"/>
          <table:table-cell table:style-name="ce4" office:value-type="float" office:value="44">
            <text:p>4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3</text:p>
          </table:table-cell>
        </table:table-row>
        <table:table-row table:style-name="ro5">
          <table:table-cell office:value-type="string">
            <text:p>J'ai souvent des éclairs inattendus d'intuition ou de compréhension quand je me détends........................... ......…. V <text:s/>F </text:p>
          </table:table-cell>
          <table:table-cell table:number-columns-repeated="2"/>
          <table:table-cell table:style-name="ce4" office:value-type="float" office:value="45">
            <text:p>4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4">
          <table:table-cell office:value-type="string">
            <text:p>Je ne me soucie pas tellement du fait que les autres m'aiment ou qu'ils approuvent ma manière de faire............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46">
            <text:p>4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4</text:p>
          </table:table-cell>
        </table:table-row>
        <table:table-row table:style-name="ro3">
          <table:table-cell office:value-type="string">
            <text:p><text:s text:c="6"/>Habituellement je pense d'abord à mon propre intérêt <text:s text:c="4"/>car de toute façon il n'est pas possible de satisfaire tout le monde.............................................................. ......….. V <text:s/>F </text:p>
          </table:table-cell>
          <table:table-cell table:number-columns-repeated="2"/>
          <table:table-cell table:style-name="ce4" office:value-type="float" office:value="47">
            <text:p>4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3</text:p>
          </table:table-cell>
        </table:table-row>
        <table:table-row table:style-name="ro5">
          <table:table-cell office:value-type="string">
            <text:p><text:s text:c="6"/>Je n'ai pas de patience avec les gens qui n'acceptent pas mes points de vue................................................ ......…. V <text:s/>F </text:p>
          </table:table-cell>
          <table:table-cell table:number-columns-repeated="2"/>
          <table:table-cell table:style-name="ce4" office:value-type="float" office:value="48">
            <text:p>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1</text:p>
          </table:table-cell>
        </table:table-row>
        <table:table-row table:style-name="ro5">
          <table:table-cell office:value-type="string">
            <text:p><text:s text:c="6"/>J'ai l'impression de ne pas bien comprendre la plupart des gens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49">
            <text:p>4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2</text:p>
          </table:table-cell>
        </table:table-row>
        <table:table-row table:style-name="ro5">
          <table:table-cell office:value-type="string">
            <text:p><text:s text:c="6"/>Il est possible de réussir en affaire sans être malhonnête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50">
            <text:p>5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5</text:p>
          </table:table-cell>
        </table:table-row>
        <table:table-row table:style-name="ro3">
          <table:table-cell office:value-type="string">
            <text:p>0 <text:s text:c="5"/>Parfois je me sens tellement en accord avec la nature <text:s text:c="4"/>que tout me semble faire partie d'un même organisme vivant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51">
            <text:p>5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3</text:p>
          </table:table-cell>
        </table:table-row>
        <table:table-row table:style-name="ro5">
          <table:table-cell office:value-type="string">
            <text:p><text:s text:c="6"/>Dans les conversations, je suis bien meilleur(e) lorsque j'écoute que lorsque je parle........................................….. V <text:s/>F </text:p>
          </table:table-cell>
          <table:table-cell table:number-columns-repeated="2"/>
          <table:table-cell table:style-name="ce4" office:value-type="float" office:value="52">
            <text:p>5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1</text:p>
          </table:table-cell>
        </table:table-row>
        <table:table-row table:style-name="ro5">
          <table:table-cell office:value-type="string">
            <text:p><text:s text:c="6"/>Je perds mon sang-froid plus rapidement que la plupart des gens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53">
            <text:p>5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4</text:p>
          </table:table-cell>
        </table:table-row>
        <table:table-row table:style-name="ro5">
          <table:table-cell office:value-type="string">
            <text:p><text:s text:c="6"/>Quand je dois rencontrer un groupe d'inconnus, je suis plus timide que la plupart des gens....................... ......….. V <text:s/>F </text:p>
          </table:table-cell>
          <table:table-cell table:number-columns-repeated="2"/>
          <table:table-cell table:style-name="ce4" office:value-type="float" office:value="54">
            <text:p>5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3</text:p>
          </table:table-cell>
        </table:table-row>
        <table:table-row table:style-name="ro5">
          <table:table-cell office:value-type="string">
            <text:p><text:s text:c="6"/>Je suis plus sentimental(e) que la plupart des gens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55">
            <text:p>5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1</text:p>
          </table:table-cell>
        </table:table-row>
        <table:table-row table:style-name="ro5">
          <table:table-cell office:value-type="string">
            <text:p><text:s text:c="6"/>On dirait que j'ai un "sixième sens" qui me permet parfois de savoir ce qu’il va se passer......................... ......….. V <text:s/>F </text:p>
          </table:table-cell>
          <table:table-cell table:number-columns-repeated="2"/>
          <table:table-cell table:style-name="ce4" office:value-type="float" office:value="56">
            <text:p>5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5">
          <table:table-cell office:value-type="string">
            <text:p><text:s text:c="6"/>Quand quelqu'un m'a fait du mal, j'essaie en général de me venger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57">
            <text:p>5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4</text:p>
          </table:table-cell>
        </table:table-row>
        <table:table-row table:style-name="ro5">
          <table:table-cell office:value-type="string">
            <text:p><text:s text:c="6"/>Mes opinions sont en grande partie influencées par des éléments que je ne contrôle pas............................ ......….. V <text:s/>F </text:p>
          </table:table-cell>
          <table:table-cell table:number-columns-repeated="2"/>
          <table:table-cell table:style-name="ce4" office:value-type="float" office:value="58">
            <text:p>5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1</text:p>
          </table:table-cell>
        </table:table-row>
        <table:table-row table:style-name="ro5">
          <table:table-cell office:value-type="string">
            <text:p><text:s text:c="6"/>Chaque jour j'essaie de faire un pas vers mes objectifs............................................................................... ......….. V <text:s/>F </text:p>
          </table:table-cell>
          <table:table-cell table:number-columns-repeated="2"/>
          <table:table-cell table:style-name="ce4" office:value-type="float" office:value="59">
            <text:p>59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2</text:p>
          </table:table-cell>
        </table:table-row>
        <table:table-row table:style-name="ro5">
          <table:table-cell office:value-type="string">
            <text:p><text:s text:c="6"/>Je souhaite souvent être plus fort(e) que tous les autres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60">
            <text:p>6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4</text:p>
          </table:table-cell>
        </table:table-row>
        <table:table-row table:style-name="ro5">
          <table:table-cell office:value-type="string">
            <text:p>0 <text:s text:c="5"/>Je préfère réfléchir longtemps avant de prendre une décision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61">
            <text:p>6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2</text:p>
          </table:table-cell>
        </table:table-row>
        <table:table-row table:style-name="ro5">
          <table:table-cell office:value-type="string">
            <text:p><text:s text:c="6"/>Je suis plus travailleur(-euse) que la majorité des gens............................................................................... ......…. </text:p>
          </table:table-cell>
          <table:table-cell table:number-columns-repeated="2"/>
          <table:table-cell table:style-name="ce4" office:value-type="float" office:value="62">
            <text:p>6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Persistance</text:p>
          </table:table-cell>
        </table:table-row>
        <table:table-row table:style-name="ro5">
          <table:table-cell office:value-type="string">
            <text:p>J'ai souvent besoin de faire la sieste ou de me reposer car je me fatigue facilement.................................... ......….. V <text:s/>F </text:p>
          </table:table-cell>
          <table:table-cell table:number-columns-repeated="2"/>
          <table:table-cell table:style-name="ce4" office:value-type="float" office:value="63">
            <text:p>6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4</text:p>
          </table:table-cell>
        </table:table-row>
        <table:table-row table:style-name="ro3">
          <table:table-cell office:value-type="string">
            <text:p><text:s text:c="6"/>J'aime rendre service aux autres........................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64">
            <text:p>6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3</text:p>
          </table:table-cell>
        </table:table-row>
        <table:table-row table:style-name="ro5">
          <table:table-cell office:value-type="string">
            <text:p><text:s text:c="6"/>Quel que soit le problème que j'aie à résoudre, je pense toujours que les choses évolueront bien............... ......…... V <text:s/>F </text:p>
          </table:table-cell>
          <table:table-cell table:number-columns-repeated="2"/>
          <table:table-cell table:style-name="ce4" office:value-type="float" office:value="65">
            <text:p>65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1</text:p>
          </table:table-cell>
        </table:table-row>
        <table:table-row table:style-name="ro5">
          <table:table-cell office:value-type="string">
            <text:p><text:s text:c="6"/>Je dépense difficilement de l'argent pour mon plaisir, même si j'ai beaucoup d'économies......................... ......….. V <text:s/>F </text:p>
          </table:table-cell>
          <table:table-cell table:number-columns-repeated="2"/>
          <table:table-cell table:style-name="ce4" office:value-type="float" office:value="66">
            <text:p>6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3</text:p>
          </table:table-cell>
        </table:table-row>
        <table:table-row table:style-name="ro3">
          <table:table-cell office:value-type="string">
            <text:p><text:s text:c="6"/>Habituellement, je reste calme et confiant(e) dans des situations <text:s text:c="5"/>que la plupart des gens trouverait physiquement dangereuses....................................................................... ....…. </text:p>
          </table:table-cell>
          <table:table-cell table:number-columns-repeated="2"/>
          <table:table-cell table:style-name="ce4" office:value-type="float" office:value="67">
            <text:p>6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2</text:p>
          </table:table-cell>
        </table:table-row>
        <table:table-row table:style-name="ro5">
          <table:table-cell office:value-type="string">
            <text:p>Je préfère garder mes problèmes pour moi..........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68">
            <text:p>6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3</text:p>
          </table:table-cell>
        </table:table-row>
        <table:table-row table:style-name="ro5">
          <table:table-cell office:value-type="string">
            <text:p><text:s text:c="6"/>Je préfère rester chez moi plutôt que de voyager ou d'explorer de nouveaux lieux..................................... ......…... V <text:s/>F </text:p>
          </table:table-cell>
          <table:table-cell table:number-columns-repeated="2"/>
          <table:table-cell table:style-name="ce4" office:value-type="float" office:value="69">
            <text:p>6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1</text:p>
          </table:table-cell>
        </table:table-row>
        <table:table-row table:style-name="ro5">
          <table:table-cell office:value-type="string">
            <text:p>Je ne pense pas que ce soit une bonne idée d'aider les gens faibles qui ne peuvent pas s'aider eux-mêmes......……. V <text:s/>F </text:p>
          </table:table-cell>
          <table:table-cell table:number-columns-repeated="2"/>
          <table:table-cell table:style-name="ce4" office:value-type="float" office:value="70">
            <text:p>7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4</text:p>
          </table:table-cell>
        </table:table-row>
        <table:table-row table:style-name="ro3">
          <table:table-cell office:value-type="string">
            <text:p>Je n'ai pas la conscience tranquille si je traite d'autres gens <text:s text:c="5"/>de manière injuste, même s'ils n'ont pas été justes avec moi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71">
            <text:p>7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5</text:p>
          </table:table-cell>
        </table:table-row>
        <table:table-row table:style-name="ro5">
          <table:table-cell office:value-type="string">
            <text:p>Les gens me confient habituellement leurs sentiments................................................................................ ......…. </text:p>
          </table:table-cell>
          <table:table-cell table:number-columns-repeated="2"/>
          <table:table-cell table:style-name="ce4" office:value-type="float" office:value="72">
            <text:p>7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2</text:p>
          </table:table-cell>
        </table:table-row>
        <table:table-row table:style-name="ro5">
          <table:table-cell office:value-type="string">
            <text:p><text:s text:c="5"/>Il m'arrive souvent de souhaiter rester jeune éternellement.......................................................................... ......… </text:p>
          </table:table-cell>
          <table:table-cell table:number-columns-repeated="2"/>
          <table:table-cell table:style-name="ce4" office:value-type="float" office:value="73">
            <text:p>7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4</text:p>
          </table:table-cell>
        </table:table-row>
        <table:table-row table:style-name="ro5">
          <table:table-cell office:value-type="string">
            <text:p>J'ai parfois eu l'impression d'appartenir à quelque chose sans limite sans le temps et dans l'espace............ ......…. V <text:s/>F </text:p>
          </table:table-cell>
          <table:table-cell table:number-columns-repeated="2"/>
          <table:table-cell table:style-name="ce4" office:value-type="float" office:value="74">
            <text:p>7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5">
          <table:table-cell office:value-type="string">
            <text:p><text:s text:c="6"/>Je ressens parfois un contact spirituel avec d'autres personnes que je ne peux pas exprimer avec des mots......…… V <text:s/>F </text:p>
          </table:table-cell>
          <table:table-cell table:number-columns-repeated="2"/>
          <table:table-cell table:style-name="ce4" office:value-type="float" office:value="75">
            <text:p>7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5">
          <table:table-cell office:value-type="string">
            <text:p><text:s text:c="6"/>J'essaie de respecter les sentiments des autres, même lorsqu'ils ont été injustes avec moi auparavant......... ......….. V <text:s/>F </text:p>
          </table:table-cell>
          <table:table-cell table:number-columns-repeated="2"/>
          <table:table-cell table:style-name="ce4" office:value-type="float" office:value="76">
            <text:p>7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4</text:p>
          </table:table-cell>
        </table:table-row>
        <table:table-row table:style-name="ro5">
          <table:table-cell office:value-type="string">
            <text:p><text:s text:c="6"/>J'apprécie que les gens puissent faire ce qu'ils veulent sans règles ni contraintes strictes............................. ......… V <text:s/>F </text:p>
          </table:table-cell>
          <table:table-cell table:number-columns-repeated="2"/>
          <table:table-cell table:style-name="ce4" office:value-type="float" office:value="77">
            <text:p>7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4</text:p>
          </table:table-cell>
        </table:table-row>
        <table:table-row table:style-name="ro3">
          <table:table-cell office:value-type="string">
            <text:p><text:s text:c="6"/>Je resterais probablement détendu(e) en rencontrant des inconnus, <text:s text:c="4"/>même si on m'avait prévenu qu'ils étaient inamicaux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78">
            <text:p>7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3</text:p>
          </table:table-cell>
        </table:table-row>
        <table:table-row table:style-name="ro3">
          <table:table-cell office:value-type="string">
            <text:p><text:s text:c="6"/>Je suis fréquemment plus préoccupé(e) que la plupart des gens <text:s text:c="5"/>par l'idée que les choses pourraient mal se passer dans l'avenir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79">
            <text:p>79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1</text:p>
          </table:table-cell>
        </table:table-row>
        <table:table-row table:style-name="ro5">
          <table:table-cell office:value-type="string">
            <text:p><text:s text:c="6"/>D’habitude, j'examine tous les détails d’un problème avant de prendre une décision................................. ......…. V <text:s/>F </text:p>
          </table:table-cell>
          <table:table-cell table:number-columns-repeated="2"/>
          <table:table-cell table:style-name="ce4" office:value-type="float" office:value="80">
            <text:p>8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2</text:p>
          </table:table-cell>
        </table:table-row>
        <table:table-row table:style-name="ro3">
          <table:table-cell office:value-type="string">
            <text:p>0 <text:s text:c="5"/>Je pense qu'il est plus important d'être sympathique et compréhensif <text:s/>à l'égard des autres plutôt que dur et réaliste............................................................................................... ......… </text:p>
          </table:table-cell>
          <table:table-cell table:number-columns-repeated="2"/>
          <table:table-cell table:style-name="ce4" office:value-type="float" office:value="81">
            <text:p>8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1</text:p>
          </table:table-cell>
        </table:table-row>
        <table:table-row table:style-name="ro5">
          <table:table-cell office:value-type="string">
            <text:p><text:s text:c="6"/>Je ressens souvent un sentiment profond d'unité avec tout ce qui m'entoure............................................... ....…… V <text:s/>F </text:p>
          </table:table-cell>
          <table:table-cell table:number-columns-repeated="2"/>
          <table:table-cell table:style-name="ce4" office:value-type="float" office:value="82">
            <text:p>8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3</text:p>
          </table:table-cell>
        </table:table-row>
        <table:table-row table:style-name="ro5">
          <table:table-cell office:value-type="string">
            <text:p><text:s text:c="6"/>Il m'arrive souvent de souhaiter avoir des pouvoirs spéciaux comme Superman......................................... ......…. V <text:s/>F </text:p>
          </table:table-cell>
          <table:table-cell table:number-columns-repeated="2"/>
          <table:table-cell table:style-name="ce4" office:value-type="float" office:value="83">
            <text:p>8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4</text:p>
          </table:table-cell>
        </table:table-row>
        <table:table-row table:style-name="ro3">
          <table:table-cell office:value-type="string">
            <text:p><text:s text:c="6"/>Les autres me contrôlent trop............................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84">
            <text:p>8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1</text:p>
          </table:table-cell>
        </table:table-row>
        <table:table-row table:style-name="ro5">
          <table:table-cell office:value-type="string">
            <text:p><text:s text:c="6"/>J'aime partager ce que j'ai appris avec les autres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85">
            <text:p>8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3</text:p>
          </table:table-cell>
        </table:table-row>
        <table:table-row table:style-name="ro5">
          <table:table-cell office:value-type="string">
            <text:p><text:s text:c="6"/>Des expériences religieuses m'ont aidé à comprendre le sens réel de ma vie.............................................. ......….. V <text:s/>F </text:p>
          </table:table-cell>
          <table:table-cell table:number-columns-repeated="2"/>
          <table:table-cell table:style-name="ce4" office:value-type="float" office:value="86">
            <text:p>8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3">
          <table:table-cell office:value-type="string">
            <text:p><text:s text:c="6"/>J'apprends beaucoup des autres.........................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87">
            <text:p>8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1</text:p>
          </table:table-cell>
        </table:table-row>
        <table:table-row table:style-name="ro5">
          <table:table-cell office:value-type="string">
            <text:p><text:s text:c="6"/>Dans de nombreux domaines, l'entraînement m'a permis de me perfectionner et donc de réussir............... ......…. V <text:s/>F </text:p>
          </table:table-cell>
          <table:table-cell table:number-columns-repeated="2"/>
          <table:table-cell table:style-name="ce4" office:value-type="float" office:value="88">
            <text:p>88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5</text:p>
          </table:table-cell>
        </table:table-row>
        <table:table-row table:style-name="ro5">
          <table:table-cell office:value-type="string">
            <text:p><text:s text:c="6"/>Je suis souvent capable de convaincre les autres, même de choses que je sais exagérées ou fausses.......... ......…… V <text:s/>F </text:p>
          </table:table-cell>
          <table:table-cell table:number-columns-repeated="2"/>
          <table:table-cell table:style-name="ce4" office:value-type="float" office:value="89">
            <text:p>89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4</text:p>
          </table:table-cell>
        </table:table-row>
        <table:table-row table:style-name="ro3">
          <table:table-cell office:value-type="string">
            <text:p><text:s text:c="6"/>J'ai besoin de repos, de soutien ou de réconfort <text:s text:c="5"/>pour récupérer de légers problèmes de santé ou de situations stressantes.................................................... ......…. V <text:s/>F </text:p>
          </table:table-cell>
          <table:table-cell table:number-columns-repeated="2"/>
          <table:table-cell table:style-name="ce4" office:value-type="float" office:value="90">
            <text:p>9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4</text:p>
          </table:table-cell>
        </table:table-row>
        <table:table-row table:style-name="ro5">
          <table:table-cell office:value-type="string">
            <text:p>0 <text:s text:c="5"/>Je sais qu'il y a des règles dans la vie que personne ne peut violer sans en souffrir un jour ou l'autre......... ......….. V <text:s/>F </text:p>
          </table:table-cell>
          <table:table-cell table:number-columns-repeated="2"/>
          <table:table-cell table:style-name="ce4" office:value-type="float" office:value="91">
            <text:p>9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5</text:p>
          </table:table-cell>
        </table:table-row>
        <table:table-row table:style-name="ro5">
          <table:table-cell office:value-type="string">
            <text:p><text:s text:c="6"/>Je ne souhaite pas être la personne la plus riche..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92">
            <text:p>9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4</text:p>
          </table:table-cell>
        </table:table-row>
        <table:table-row table:style-name="ro5">
          <table:table-cell office:value-type="string">
            <text:p><text:s text:c="6"/>Je risquerais volontiers ma propre vie pour rendre le monde meilleur........................................................ ......… V <text:s/>F </text:p>
          </table:table-cell>
          <table:table-cell table:number-columns-repeated="2"/>
          <table:table-cell table:style-name="ce4" office:value-type="float" office:value="93">
            <text:p>9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3</text:p>
          </table:table-cell>
        </table:table-row>
        <table:table-row table:style-name="ro3">
          <table:table-cell office:value-type="string">
            <text:p><text:s text:c="6"/>Même si je réfléchis longtemps sur un problème, <text:s text:c="5"/>j'ai appris à suivre davantage mon intuition qu'un raisonnement logique.................................................... ......… V <text:s/>F </text:p>
          </table:table-cell>
          <table:table-cell table:number-columns-repeated="2"/>
          <table:table-cell table:style-name="ce4" office:value-type="float" office:value="94">
            <text:p>9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3">
          <table:table-cell office:value-type="string">
            <text:p><text:s text:c="5"/>Parfois, j'ai eu l'impression que ma vie était dirigée <text:s text:c="5"/>par une force spirituelle supérieure à tout être humain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95">
            <text:p>9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5">
          <table:table-cell office:value-type="string">
            <text:p><text:s text:c="6"/>Souvent, je prends plaisir à être méchant(e) avec ceux qui l'ont été avec moi............................................. ......… V <text:s/>F </text:p>
          </table:table-cell>
          <table:table-cell table:number-columns-repeated="2"/>
          <table:table-cell table:style-name="ce4" office:value-type="float" office:value="96">
            <text:p>9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4</text:p>
          </table:table-cell>
        </table:table-row>
        <table:table-row table:style-name="ro5">
          <table:table-cell office:value-type="string">
            <text:p><text:s text:c="6"/>J'ai la réputation d'être quelqu'un de très réaliste <text:s/>qui n'agit pas sous le coup des émotions........................ ......… V <text:s/>F </text:p>
          </table:table-cell>
          <table:table-cell table:number-columns-repeated="2"/>
          <table:table-cell table:style-name="ce4" office:value-type="float" office:value="97">
            <text:p>9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1</text:p>
          </table:table-cell>
        </table:table-row>
        <table:table-row table:style-name="ro5">
          <table:table-cell office:value-type="string">
            <text:p><text:s text:c="6"/>Il m'est facile d'ordonner mes idées lorsque je parle à quelqu'un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98">
            <text:p>9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3</text:p>
          </table:table-cell>
        </table:table-row>
        <table:table-row table:style-name="ro5">
          <table:table-cell office:value-type="string">
            <text:p><text:s text:c="6"/>Je suis très sensible aux "bonnes causes"(lorsqu'on demande d'aider des enfants handicapés par exemple)………. V <text:s/>F </text:p>
          </table:table-cell>
          <table:table-cell table:number-columns-repeated="2"/>
          <table:table-cell table:style-name="ce4" office:value-type="float" office:value="99">
            <text:p>99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1</text:p>
          </table:table-cell>
        </table:table-row>
        <table:table-row table:style-name="ro5">
          <table:table-cell office:value-type="string">
            <text:p><text:s text:c="6"/>Je me pousse habituellement plus durement que la plupart des gens parce que je veux faire du mieux possible..…. V <text:s/>F </text:p>
          </table:table-cell>
          <table:table-cell table:number-columns-repeated="2"/>
          <table:table-cell table:style-name="ce4" office:value-type="float" office:value="100">
            <text:p>10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Persistance</text:p>
          </table:table-cell>
        </table:table-row>
        <table:table-row table:style-name="ro5">
          <table:table-cell office:value-type="string">
            <text:p>00 <text:s text:c="5"/>J'ai tellement de défauts que je ne m'aime pas beaucoup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01">
            <text:p>1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5</text:p>
          </table:table-cell>
        </table:table-row>
        <table:table-row table:style-name="ro5">
          <table:table-cell office:value-type="string">
            <text:p><text:s text:c="6"/>Je manque de temps pour rechercher des solutions durables à mes problèmes........................................... ......… V <text:s/>F </text:p>
          </table:table-cell>
          <table:table-cell table:number-columns-repeated="2"/>
          <table:table-cell table:style-name="ce4" office:value-type="float" office:value="102">
            <text:p>1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2</text:p>
          </table:table-cell>
        </table:table-row>
        <table:table-row table:style-name="ro5">
          <table:table-cell office:value-type="string">
            <text:p><text:s text:c="6"/>Souvent je n'arrive pas à affronter certains problèmes car je n'ai aucune idée sur la manière de m'y prendre...…… V <text:s/>F </text:p>
          </table:table-cell>
          <table:table-cell table:number-columns-repeated="2"/>
          <table:table-cell table:style-name="ce4" office:value-type="float" office:value="103">
            <text:p>10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3</text:p>
          </table:table-cell>
        </table:table-row>
        <table:table-row table:style-name="ro5">
          <table:table-cell office:value-type="string">
            <text:p><text:s text:c="6"/>Je voudrais souvent interrompre le cours du temps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04">
            <text:p>10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4</text:p>
          </table:table-cell>
        </table:table-row>
        <table:table-row table:style-name="ro5">
          <table:table-cell office:value-type="string">
            <text:p><text:s text:c="6"/>Je déteste prendre des décisions uniquement à partir de mes premières impressions.................................. ......….. V <text:s/>F </text:p>
          </table:table-cell>
          <table:table-cell table:number-columns-repeated="2"/>
          <table:table-cell table:style-name="ce4" office:value-type="float" office:value="105">
            <text:p>105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2</text:p>
          </table:table-cell>
        </table:table-row>
        <table:table-row table:style-name="ro5">
          <table:table-cell office:value-type="string">
            <text:p><text:s text:c="6"/>Je préfère dépenser de l'argent plutôt que de le mettre de côté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06">
            <text:p>10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3</text:p>
          </table:table-cell>
        </table:table-row>
        <table:table-row table:style-name="ro4">
          <table:table-cell office:value-type="string">
            <text:p><text:s text:c="6"/>Je parviens souvent à déformer la réalité afin de raconter une histoire <text:s text:c="4"/>plus drôle ou de faire une farce à quelqu'un......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07">
            <text:p>10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4</text:p>
          </table:table-cell>
        </table:table-row>
        <table:table-row table:style-name="ro5">
          <table:table-cell office:value-type="string">
            <text:p><text:s text:c="6"/>Je me remets très vite d'avoir été embarrassé(e) ou humilié(e)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08">
            <text:p>10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1</text:p>
          </table:table-cell>
        </table:table-row>
        <table:table-row table:style-name="ro4">
          <table:table-cell office:value-type="string">
            <text:p><text:s text:c="6"/>Il m'est très difficile de m'adapter à des changements dans mes activités habituelles car je deviens alors tendu(e), fatigué(e) ou inquiet(e)................................................................................................................ ......… ......……. </text:p>
          </table:table-cell>
          <table:table-cell table:number-columns-repeated="2"/>
          <table:table-cell table:style-name="ce4" office:value-type="float" office:value="109">
            <text:p>109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4</text:p>
          </table:table-cell>
        </table:table-row>
        <table:table-row table:style-name="ro5">
          <table:table-cell office:value-type="string">
            <text:p><text:s text:c="6"/>En général, il me faut de très bonnes raisons pratiques <text:s/>pour accepter de modifier mes habitudes.............. ......….. V <text:s/>F </text:p>
          </table:table-cell>
          <table:table-cell table:number-columns-repeated="2"/>
          <table:table-cell table:style-name="ce4" office:value-type="float" office:value="110">
            <text:p>11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1</text:p>
          </table:table-cell>
        </table:table-row>
        <table:table-row table:style-name="ro5">
          <table:table-cell office:value-type="string">
            <text:p>0 <text:s text:c="5"/>J'ai besoin de beaucoup d'aide de la part des autres pour acquérir de bonnes habitudes.............................. ......….. V <text:s/>F </text:p>
          </table:table-cell>
          <table:table-cell table:number-columns-repeated="2"/>
          <table:table-cell table:style-name="ce4" office:value-type="float" office:value="111">
            <text:p>11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5</text:p>
          </table:table-cell>
        </table:table-row>
        <table:table-row table:style-name="ro3">
          <table:table-cell office:value-type="string">
            <text:p><text:s text:c="6"/>Je pense que la perception extra-sensorielle existe réellement <text:s text:c="5"/>(la télépathie ou les prémonitions par exemple)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12">
            <text:p>11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5">
          <table:table-cell office:value-type="string">
            <text:p><text:s text:c="6"/>J'aimerais avoir presque toujours autour de moi des amis intimes et chaleureux......................................... ......… V <text:s/>F </text:p>
          </table:table-cell>
          <table:table-cell table:number-columns-repeated="2"/>
          <table:table-cell table:style-name="ce4" office:value-type="float" office:value="113">
            <text:p>11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3</text:p>
          </table:table-cell>
        </table:table-row>
        <table:table-row table:style-name="ro3">
          <table:table-cell office:value-type="string">
            <text:p><text:s text:c="6"/>Le plus souvent, je suis capable de rester rassuré(e) et détendu(e) <text:s text:c="5"/>même lorsque presque tout le monde est inquiet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14">
            <text:p>11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1</text:p>
          </table:table-cell>
        </table:table-row>
        <table:table-row table:style-name="ro5">
          <table:table-cell office:value-type="string">
            <text:p><text:s text:c="6"/>Je trouve les chansons et les films tristes plutôt ennuyeux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15">
            <text:p>115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1</text:p>
          </table:table-cell>
        </table:table-row>
        <table:table-row table:style-name="ro5">
          <table:table-cell office:value-type="string">
            <text:p><text:s text:c="6"/>Les circonstances m'obligent souvent à faire des choses malgré moi.......................................................... ......…. V <text:s/>F </text:p>
          </table:table-cell>
          <table:table-cell table:number-columns-repeated="2"/>
          <table:table-cell table:style-name="ce4" office:value-type="float" office:value="116">
            <text:p>11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1</text:p>
          </table:table-cell>
        </table:table-row>
        <table:table-row table:style-name="ro5">
          <table:table-cell office:value-type="string">
            <text:p><text:s text:c="6"/>Il m'est difficile de tolérer les gens qui sont différents de moi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17">
            <text:p>11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1</text:p>
          </table:table-cell>
        </table:table-row>
        <table:table-row table:style-name="ro4">
          <table:table-cell office:value-type="string">
            <text:p><text:s text:c="6"/>Je pense que la plupart des événements que l'on prend pour des miracles <text:s text:c="5"/>ne surviennent en réalité que par hasard...................................................................................................... ...... V <text:s/>F </text:p>
          </table:table-cell>
          <table:table-cell table:number-columns-repeated="2"/>
          <table:table-cell table:style-name="ce4" office:value-type="float" office:value="118">
            <text:p>1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T1</text:p>
          </table:table-cell>
        </table:table-row>
        <table:table-row table:style-name="ro5">
          <table:table-cell office:value-type="string">
            <text:p><text:s text:c="6"/>Lorsque quelqu'un me blesse, je préfère rester aimable plutôt que me venger............................................. ......…. V <text:s/>F </text:p>
          </table:table-cell>
          <table:table-cell table:number-columns-repeated="2"/>
          <table:table-cell table:style-name="ce4" office:value-type="float" office:value="119">
            <text:p>119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4</text:p>
          </table:table-cell>
        </table:table-row>
        <table:table-row table:style-name="ro3">
          <table:table-cell office:value-type="string">
            <text:p><text:s text:c="6"/>Je suis souvent si absorbé(e) par ce que je fais que j'en deviens perdu(e) <text:s/>comme si je me détachais de l'espace et du temps................................……………………………………………. </text:p>
          </table:table-cell>
          <table:table-cell table:number-columns-repeated="2"/>
          <table:table-cell table:style-name="ce4" office:value-type="float" office:value="120">
            <text:p>12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5">
          <table:table-cell office:value-type="string">
            <text:p><text:s text:c="5"/>Je ne pense pas avoir réellement un but dans la vie................................................................................………..... V <text:s/>F </text:p>
          </table:table-cell>
          <table:table-cell table:number-columns-repeated="2"/>
          <table:table-cell table:style-name="ce4" office:value-type="float" office:value="121">
            <text:p>12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2</text:p>
          </table:table-cell>
        </table:table-row>
        <table:table-row table:style-name="ro5">
          <table:table-cell office:value-type="string">
            <text:p><text:s text:c="6"/>J'essaie de coopérer avec les autres autant que possible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22">
            <text:p>12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3</text:p>
          </table:table-cell>
        </table:table-row>
        <table:table-row table:style-name="ro5">
          <table:table-cell office:value-type="string">
            <text:p><text:s text:c="6"/>Je suis satisfait(e) de ce que je réalise et je n'ai pas vraiment envie de faire mieux..................................... ......….. V <text:s/>F </text:p>
          </table:table-cell>
          <table:table-cell table:number-columns-repeated="2"/>
          <table:table-cell table:style-name="ce4" office:value-type="float" office:value="123">
            <text:p>12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ersistance</text:p>
          </table:table-cell>
        </table:table-row>
        <table:table-row table:style-name="ro3">
          <table:table-cell office:value-type="string">
            <text:p><text:s text:c="6"/>Je me sens souvent tendu(e) et inquiet(e) dans des situations non familières, même si les autres pensent qu'il n'y a rien à craindre................................................................................……….. </text:p>
          </table:table-cell>
          <table:table-cell table:number-columns-repeated="2"/>
          <table:table-cell table:style-name="ce4" office:value-type="float" office:value="124">
            <text:p>12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2</text:p>
          </table:table-cell>
        </table:table-row>
        <table:table-row table:style-name="ro5">
          <table:table-cell office:value-type="string">
            <text:p><text:s text:c="6"/>J'obéis souvent à mon instinct ou à mon intuition, sans réfléchir à tous les détails de la situation............... ......…. V <text:s/>F </text:p>
          </table:table-cell>
          <table:table-cell table:number-columns-repeated="2"/>
          <table:table-cell table:style-name="ce4" office:value-type="float" office:value="125">
            <text:p>12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2</text:p>
          </table:table-cell>
        </table:table-row>
        <table:table-row table:style-name="ro3">
          <table:table-cell office:value-type="string">
            <text:p><text:s text:c="6"/>Les autres pensent souvent que je suis trop indépendant(e) <text:s text:c="5"/>car je ne fais pas ce qu'ils voudraient que je fasse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26">
            <text:p>12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4</text:p>
          </table:table-cell>
        </table:table-row>
        <table:table-row table:style-name="ro5">
          <table:table-cell office:value-type="string">
            <text:p><text:s text:c="6"/>Je me sens souvent en forte communion spirituelle ou émotionnelle avec les gens qui m'entourent.......... .…...….. V <text:s/>F </text:p>
          </table:table-cell>
          <table:table-cell table:number-columns-repeated="2"/>
          <table:table-cell table:style-name="ce4" office:value-type="float" office:value="127">
            <text:p>12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3</text:p>
          </table:table-cell>
        </table:table-row>
        <table:table-row table:style-name="ro5">
          <table:table-cell office:value-type="string">
            <text:p><text:s text:c="6"/>Il m'est généralement facile d'apprécier les gens qui ont des valeurs <text:s/>différentes des miennes..................………... V <text:s/>F </text:p>
          </table:table-cell>
          <table:table-cell table:number-columns-repeated="2"/>
          <table:table-cell table:style-name="ce4" office:value-type="float" office:value="128">
            <text:p>128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1</text:p>
          </table:table-cell>
        </table:table-row>
        <table:table-row table:style-name="ro3">
          <table:table-cell office:value-type="string">
            <text:p><text:s text:c="6"/>Certaines bonnes habitudes sont devenues naturelles chez moi, <text:s text:c="5"/>elles sont presque toujours automatiques et spontanées.............................................................................. ......….. V <text:s/>F </text:p>
          </table:table-cell>
          <table:table-cell table:number-columns-repeated="2"/>
          <table:table-cell table:style-name="ce4" office:value-type="float" office:value="129">
            <text:p>129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5</text:p>
          </table:table-cell>
        </table:table-row>
        <table:table-row table:style-name="ro5">
          <table:table-cell office:value-type="string">
            <text:p><text:s text:c="6"/>Cela ne me dérange pas que les autres en sachent souvent plus que moi sur un sujet.................................. ......…. V <text:s/>F </text:p>
          </table:table-cell>
          <table:table-cell table:number-columns-repeated="2"/>
          <table:table-cell table:style-name="ce4" office:value-type="float" office:value="130">
            <text:p>13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4</text:p>
          </table:table-cell>
        </table:table-row>
        <table:table-row table:style-name="ro5">
          <table:table-cell office:value-type="string">
            <text:p>0 <text:s text:c="5"/>J'essaie souvent de m'imaginer à la place des autres afin de vraiment les comprendre............................... ......….. V <text:s/>F </text:p>
          </table:table-cell>
          <table:table-cell table:number-columns-repeated="2"/>
          <table:table-cell table:style-name="ce4" office:value-type="float" office:value="131">
            <text:p>13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2</text:p>
          </table:table-cell>
        </table:table-row>
        <table:table-row table:style-name="ro5">
          <table:table-cell office:value-type="string">
            <text:p><text:s text:c="6"/>Les principes tels que la justice et l'honnêteté jouent peu de rôle dans ma vie............................................ ......…. V <text:s/>F </text:p>
          </table:table-cell>
          <table:table-cell table:number-columns-repeated="2"/>
          <table:table-cell table:style-name="ce4" office:value-type="float" office:value="132">
            <text:p>13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5</text:p>
          </table:table-cell>
        </table:table-row>
        <table:table-row table:style-name="ro5">
          <table:table-cell office:value-type="string">
            <text:p><text:s text:c="6"/>Je suis plus efficace que la plupart des gens pour mettre de l'argent de côté............................................... ......…. V <text:s/>F </text:p>
          </table:table-cell>
          <table:table-cell table:number-columns-repeated="2"/>
          <table:table-cell table:style-name="ce4" office:value-type="float" office:value="133">
            <text:p>13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3</text:p>
          </table:table-cell>
        </table:table-row>
        <table:table-row table:style-name="ro3">
          <table:table-cell office:value-type="string">
            <text:p><text:s text:c="6"/>Même si les autres pensent que ce n'est pas important, j'insiste souvent <text:s text:c="4"/>pour que les choses soient faites de manière précise et ordonnée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34">
            <text:p>13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4</text:p>
          </table:table-cell>
        </table:table-row>
        <table:table-row table:style-name="ro5">
          <table:table-cell office:value-type="string">
            <text:p><text:s text:c="6"/>Je me sens très confiant(e) et sûr(e) de moi dans presque toutes les situations sociales............................... ......…. V <text:s/>F </text:p>
          </table:table-cell>
          <table:table-cell table:number-columns-repeated="2"/>
          <table:table-cell table:style-name="ce4" office:value-type="float" office:value="135">
            <text:p>135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3</text:p>
          </table:table-cell>
        </table:table-row>
        <table:table-row table:style-name="ro3">
          <table:table-cell office:value-type="string">
            <text:p><text:s text:c="6"/>Mes amis trouvent qu'il est difficile de connaître mes sentiments <text:s text:c="5"/>car je leur confie rarement mes pensées intimes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36">
            <text:p>13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3</text:p>
          </table:table-cell>
        </table:table-row>
        <table:table-row table:style-name="ro3">
          <table:table-cell office:value-type="string">
            <text:p><text:s text:c="6"/>Je déteste changer mes habitudes même si beaucoup de gens me disent qu'il existe une nouvelle méthode plus efficace.......................................................................... ......…. </text:p>
          </table:table-cell>
          <table:table-cell table:number-columns-repeated="2"/>
          <table:table-cell table:style-name="ce4" office:value-type="float" office:value="137">
            <text:p>1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1</text:p>
          </table:table-cell>
        </table:table-row>
        <table:table-row table:style-name="ro5">
          <table:table-cell office:value-type="string">
            <text:p><text:s text:c="6"/>Je pense qu'il n'est pas sage de croire aux choses qui ne peuvent pas être expliquées scientifiquement...... ......…. V <text:s/>F </text:p>
          </table:table-cell>
          <table:table-cell table:number-columns-repeated="2"/>
          <table:table-cell table:style-name="ce4" office:value-type="float" office:value="138">
            <text:p>13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T1</text:p>
          </table:table-cell>
        </table:table-row>
        <table:table-row table:style-name="ro3">
          <table:table-cell office:value-type="string">
            <text:p><text:s text:c="6"/>J'aime imaginer que mes ennemis souffrent......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39">
            <text:p>13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4</text:p>
          </table:table-cell>
        </table:table-row>
        <table:table-row table:style-name="ro5">
          <table:table-cell office:value-type="string">
            <text:p><text:s text:c="6"/>J'ai plus d'énergie et me fatigue moins vite que la plupart des gens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40">
            <text:p>14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4</text:p>
          </table:table-cell>
        </table:table-row>
        <table:table-row table:style-name="ro5">
          <table:table-cell office:value-type="string">
            <text:p>0 <text:s text:c="5"/>J'aime porter une attention particulière aux détails dans tout ce que je fais................................................. ......…. V <text:s/>F </text:p>
          </table:table-cell>
          <table:table-cell table:number-columns-repeated="2"/>
          <table:table-cell table:style-name="ce4" office:value-type="float" office:value="141">
            <text:p>14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2</text:p>
          </table:table-cell>
        </table:table-row>
        <table:table-row table:style-name="ro3">
          <table:table-cell office:value-type="string">
            <text:p><text:s text:c="6"/>L'inquiétude me pousse souvent à interrompre mes activités, même si mes amis me disent que tout ira bien............................................................................................ ......…. </text:p>
          </table:table-cell>
          <table:table-cell table:number-columns-repeated="2"/>
          <table:table-cell table:style-name="ce4" office:value-type="float" office:value="142">
            <text:p>14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1</text:p>
          </table:table-cell>
        </table:table-row>
        <table:table-row table:style-name="ro5">
          <table:table-cell office:value-type="string">
            <text:p><text:s text:c="6"/>J’ai souvent le désir d'être plus puissant(e) que n'importe qui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43">
            <text:p>1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4</text:p>
          </table:table-cell>
        </table:table-row>
        <table:table-row table:style-name="ro3">
          <table:table-cell office:value-type="string">
            <text:p><text:s text:c="6"/>Habituellement, je suis libre de mes choix...........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44">
            <text:p>14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1</text:p>
          </table:table-cell>
        </table:table-row>
        <table:table-row table:style-name="ro5">
          <table:table-cell office:value-type="string">
            <text:p><text:s text:c="6"/>Je suis souvent si absorbé(e) dans ce que je fais que pendant un moment j'en oublie où je suis.................. ......…... V <text:s/>F </text:p>
          </table:table-cell>
          <table:table-cell table:number-columns-repeated="2"/>
          <table:table-cell table:style-name="ce4" office:value-type="float" office:value="145">
            <text:p>14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5">
          <table:table-cell office:value-type="string">
            <text:p><text:s text:c="6"/>Les membres d'une équipe sont rarement récompensés de manière équitable............................................. ......…. V <text:s/>F </text:p>
          </table:table-cell>
          <table:table-cell table:number-columns-repeated="2"/>
          <table:table-cell table:style-name="ce4" office:value-type="float" office:value="146">
            <text:p>14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3</text:p>
          </table:table-cell>
        </table:table-row>
        <table:table-row table:style-name="ro3">
          <table:table-cell office:value-type="string">
            <text:p><text:s text:c="5"/>Généralement, j’aimerais mieux <text:s/>faire quelque chose de risqué <text:s/>(comme faire du delta-plane ou sauter en parachute) plutôt que d'avoir à rester calme et inactif(ve) pendant quelques heures.................................... ......…. </text:p>
          </table:table-cell>
          <table:table-cell table:number-columns-repeated="2"/>
          <table:table-cell table:style-name="ce4" office:value-type="float" office:value="147">
            <text:p>14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2</text:p>
          </table:table-cell>
        </table:table-row>
        <table:table-row table:style-name="ro3">
          <table:table-cell office:value-type="string">
            <text:p>Comme je dépense souvent trop d'argent sur des coups de tête, il m'est difficile d'en mettre de côté même pour des projets particuliers comme les vacances............................................................................. ......…. ......……… </text:p>
          </table:table-cell>
          <table:table-cell table:number-columns-repeated="2"/>
          <table:table-cell table:style-name="ce4" office:value-type="float" office:value="148">
            <text:p>148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3</text:p>
          </table:table-cell>
        </table:table-row>
        <table:table-row table:style-name="ro5">
          <table:table-cell office:value-type="string">
            <text:p>Je ne sors pas de ma route pour faire plaisir aux autres............................................................................... ......… </text:p>
          </table:table-cell>
          <table:table-cell table:number-columns-repeated="2"/>
          <table:table-cell table:style-name="ce4" office:value-type="float" office:value="149">
            <text:p>14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4</text:p>
          </table:table-cell>
        </table:table-row>
        <table:table-row table:style-name="ro3">
          <table:table-cell office:value-type="string">
            <text:p>Je ne suis pas du tout timide avec des inconnus...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50">
            <text:p>15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3</text:p>
          </table:table-cell>
        </table:table-row>
        <table:table-row table:style-name="ro5">
          <table:table-cell office:value-type="string">
            <text:p>0 <text:s text:c="5"/>Je vais souvent dans le sens des souhaits de mes amis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51">
            <text:p>15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1</text:p>
          </table:table-cell>
        </table:table-row>
        <table:table-row table:style-name="ro3">
          <table:table-cell office:value-type="string">
            <text:p><text:s text:c="6"/>Je passe la plupart de mon temps à faire des choses qui semblent nécessaires <text:s text:c="4"/>mais qui ne sont pas en fait réellement importantes pour moi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52">
            <text:p>15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2</text:p>
          </table:table-cell>
        </table:table-row>
        <table:table-row table:style-name="ro3">
          <table:table-cell office:value-type="string">
            <text:p><text:s text:c="6"/>Je ne pense pas que les principes religieux ou moraux concernant le bien et le <text:s text:c="4"/>mal doivent avoir beaucoup d'influence sur les décisions d'affaires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53">
            <text:p>15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5</text:p>
          </table:table-cell>
        </table:table-row>
        <table:table-row table:style-name="ro3">
          <table:table-cell office:value-type="string">
            <text:p><text:s text:c="6"/>J'essaie souvent de mettre mes propres jugements de côté <text:s text:c="5"/>afin de mieux comprendre ce que les autres vivent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54">
            <text:p>15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2</text:p>
          </table:table-cell>
        </table:table-row>
        <table:table-row table:style-name="ro5">
          <table:table-cell office:value-type="string">
            <text:p><text:s text:c="6"/>Beaucoup de mes habitudes m'empêchent d'obtenir de bons résultats......................................................... ......…. V <text:s/>F </text:p>
          </table:table-cell>
          <table:table-cell table:number-columns-repeated="2"/>
          <table:table-cell table:style-name="ce4" office:value-type="float" office:value="155">
            <text:p>155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5</text:p>
          </table:table-cell>
        </table:table-row>
        <table:table-row table:style-name="ro3">
          <table:table-cell office:value-type="string">
            <text:p><text:s text:c="6"/>J'ai fait de réels sacrifices personnels pour que le monde soit meilleur <text:s text:c="5"/>(lutter contre la guerre, la pauvreté ou l'injustice par exemple)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56">
            <text:p>15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3</text:p>
          </table:table-cell>
        </table:table-row>
        <table:table-row table:style-name="ro5">
          <table:table-cell office:value-type="string">
            <text:p><text:s text:c="6"/>Je ne m'inquiète jamais de choses terribles qui pourraient arriver dans l'avenir........................................... ......… </text:p>
          </table:table-cell>
          <table:table-cell table:number-columns-repeated="2"/>
          <table:table-cell table:style-name="ce4" office:value-type="float" office:value="157">
            <text:p>15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1</text:p>
          </table:table-cell>
        </table:table-row>
        <table:table-row table:style-name="ro5">
          <table:table-cell office:value-type="string">
            <text:p>Je ne suis pratiquement jamais excité(e) au point de perdre le contrôle de moi-même................................ ......…. V <text:s/>F </text:p>
          </table:table-cell>
          <table:table-cell table:number-columns-repeated="2"/>
          <table:table-cell table:style-name="ce4" office:value-type="float" office:value="158">
            <text:p>15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4</text:p>
          </table:table-cell>
        </table:table-row>
        <table:table-row table:style-name="ro5">
          <table:table-cell office:value-type="string">
            <text:p><text:s text:c="6"/>J'abandonne souvent un travail s'il prend beaucoup plus de temps que je le pensais au départ.................... ......…. V <text:s/>F </text:p>
          </table:table-cell>
          <table:table-cell table:number-columns-repeated="2"/>
          <table:table-cell table:style-name="ce4" office:value-type="float" office:value="159">
            <text:p>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ersistance</text:p>
          </table:table-cell>
        </table:table-row>
        <table:table-row table:style-name="ro5">
          <table:table-cell office:value-type="string">
            <text:p><text:s text:c="6"/>Je préfère initier les conversations plutôt que d'attendre que les autres m'adressent la parole...................... ......…. V <text:s/>F </text:p>
          </table:table-cell>
          <table:table-cell table:number-columns-repeated="2"/>
          <table:table-cell table:style-name="ce4" office:value-type="float" office:value="160">
            <text:p>16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1</text:p>
          </table:table-cell>
        </table:table-row>
        <table:table-row table:style-name="ro5">
          <table:table-cell office:value-type="string">
            <text:p>0 <text:s text:c="5"/>En général, je pardonne rapidement à ceux qui me font du mal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61">
            <text:p>16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4</text:p>
          </table:table-cell>
        </table:table-row>
        <table:table-row table:style-name="ro5">
          <table:table-cell office:value-type="string">
            <text:p><text:s text:c="6"/>Mes actes sont largement influencés par des choses que je ne contrôle pas................................................ ......…. V <text:s/>F </text:p>
          </table:table-cell>
          <table:table-cell table:number-columns-repeated="2"/>
          <table:table-cell table:style-name="ce4" office:value-type="float" office:value="162">
            <text:p>16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1</text:p>
          </table:table-cell>
        </table:table-row>
        <table:table-row table:style-name="ro5">
          <table:table-cell office:value-type="string">
            <text:p><text:s text:c="6"/>Je préfère attendre que quelqu'un d'autre décide de ce qui doit être fait...................................................... ......…. V <text:s/>F </text:p>
          </table:table-cell>
          <table:table-cell table:number-columns-repeated="2"/>
          <table:table-cell table:style-name="ce4" office:value-type="float" office:value="163">
            <text:p>16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3</text:p>
          </table:table-cell>
        </table:table-row>
        <table:table-row table:style-name="ro5">
          <table:table-cell office:value-type="string">
            <text:p><text:s text:c="6"/>En général, je respecte les opinions des autres.....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64">
            <text:p>16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1</text:p>
          </table:table-cell>
        </table:table-row>
        <table:table-row table:style-name="ro3">
          <table:table-cell office:value-type="string">
            <text:p><text:s text:c="6"/>J'ai eu des expériences qui ont rendu le sens de ma vie si évident <text:s text:c="4"/>que je me suis senti(e) très ému(e) et heureux(-euse)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65">
            <text:p>16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5">
          <table:table-cell office:value-type="string">
            <text:p><text:s text:c="6"/>C'est un plaisir pour moi de m'acheter des choses....................................................................................... ......… </text:p>
          </table:table-cell>
          <table:table-cell table:number-columns-repeated="2"/>
          <table:table-cell table:style-name="ce4" office:value-type="float" office:value="166">
            <text:p>16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3</text:p>
          </table:table-cell>
        </table:table-row>
        <table:table-row table:style-name="ro5">
          <table:table-cell office:value-type="string">
            <text:p>Je crois avoir eu moi-même des perceptions extra-sensorielles................................................................... ......…. </text:p>
          </table:table-cell>
          <table:table-cell table:number-columns-repeated="2"/>
          <table:table-cell table:style-name="ce4" office:value-type="float" office:value="167">
            <text:p>16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5">
          <table:table-cell office:value-type="string">
            <text:p>Mon comportement m'est dicté par certains objectifs que je me suis fixés dans la vie................................ ......….. V <text:s/>F </text:p>
          </table:table-cell>
          <table:table-cell table:number-columns-repeated="2"/>
          <table:table-cell table:style-name="ce4" office:value-type="float" office:value="168">
            <text:p>168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2</text:p>
          </table:table-cell>
        </table:table-row>
        <table:table-row table:style-name="ro5">
          <table:table-cell office:value-type="string">
            <text:p><text:s text:c="6"/>En général, il est absurde de contribuer au succès des autres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69">
            <text:p>16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3</text:p>
          </table:table-cell>
        </table:table-row>
        <table:table-row table:style-name="ro5">
          <table:table-cell office:value-type="string">
            <text:p><text:s text:c="6"/>Il m'arrive souvent de souhaiter pouvoir vivre éternellement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70">
            <text:p>17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4</text:p>
          </table:table-cell>
        </table:table-row>
        <table:table-row table:style-name="ro5">
          <table:table-cell office:value-type="string">
            <text:p>0 <text:s text:c="5"/>En général j'aime rester froid(e) et détaché(e) vis-à-vis des autres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71">
            <text:p>17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3</text:p>
          </table:table-cell>
        </table:table-row>
        <table:table-row table:style-name="ro5">
          <table:table-cell office:value-type="string">
            <text:p>J'ai plus tendance à pleurer devant un film triste que la plupart des gens.................................................... ......…. V <text:s/>F </text:p>
          </table:table-cell>
          <table:table-cell table:number-columns-repeated="2"/>
          <table:table-cell table:style-name="ce4" office:value-type="float" office:value="172">
            <text:p>17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1</text:p>
          </table:table-cell>
        </table:table-row>
        <table:table-row table:style-name="ro3">
          <table:table-cell office:value-type="string">
            <text:p><text:s text:c="6"/>Je me rétablis plus rapidement que la plupart des gens <text:s text:c="5"/>de légers problèmes de santé ou de situations stressantes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73">
            <text:p>17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4</text:p>
          </table:table-cell>
        </table:table-row>
        <table:table-row table:style-name="ro5">
          <table:table-cell office:value-type="string">
            <text:p><text:s text:c="6"/>J'enfreins souvent les lois et les règlements lorsque je pense ne pas risquer de sanction............................. ......…. V <text:s/>F </text:p>
          </table:table-cell>
          <table:table-cell table:number-columns-repeated="2"/>
          <table:table-cell table:style-name="ce4" office:value-type="float" office:value="174">
            <text:p>17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4</text:p>
          </table:table-cell>
        </table:table-row>
        <table:table-row table:style-name="ro5">
          <table:table-cell office:value-type="string">
            <text:p><text:s text:c="6"/>J'ai encore de bonnes habitudes à acquérir pour réussir à résister aux tentations......................................... ......…. V <text:s/>F </text:p>
          </table:table-cell>
          <table:table-cell table:number-columns-repeated="2"/>
          <table:table-cell table:style-name="ce4" office:value-type="float" office:value="175">
            <text:p>175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5</text:p>
          </table:table-cell>
        </table:table-row>
        <table:table-row table:style-name="ro5">
          <table:table-cell office:value-type="string">
            <text:p><text:s text:c="6"/>Je souhaiterais que les autres parlent moins qu'ils ne le font....................................................................... ......…. </text:p>
          </table:table-cell>
          <table:table-cell table:number-columns-repeated="2"/>
          <table:table-cell table:style-name="ce4" office:value-type="float" office:value="176">
            <text:p>17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2</text:p>
          </table:table-cell>
        </table:table-row>
        <table:table-row table:style-name="ro3">
          <table:table-cell office:value-type="string">
            <text:p>Chacun devrait être traité avec respect et dignité, <text:s text:c="5"/>même les gens qui semblent sans importance ou mauvais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77">
            <text:p>17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5</text:p>
          </table:table-cell>
        </table:table-row>
        <table:table-row table:style-name="ro5">
          <table:table-cell office:value-type="string">
            <text:p><text:s text:c="6"/>J'aime prendre des décisions rapidement afin de poursuivre mes activités.................................................. ......…. </text:p>
          </table:table-cell>
          <table:table-cell table:number-columns-repeated="2"/>
          <table:table-cell table:style-name="ce4" office:value-type="float" office:value="178">
            <text:p>178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2</text:p>
          </table:table-cell>
        </table:table-row>
        <table:table-row table:style-name="ro5">
          <table:table-cell office:value-type="string">
            <text:p>En général, j'ai de la chance dans tout ce que j'entreprends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79">
            <text:p>17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1</text:p>
          </table:table-cell>
        </table:table-row>
        <table:table-row table:style-name="ro3">
          <table:table-cell office:value-type="string">
            <text:p><text:s text:c="6"/>Habituellement, je peux faire facilement des choses que la plupart des gens considèrent comme dangereuses (comme conduire rapidement une voiture sur une route mouillée ou verglacée...................... ......…. ......…. ....… </text:p>
          </table:table-cell>
          <table:table-cell table:number-columns-repeated="2"/>
          <table:table-cell table:style-name="ce4" office:value-type="float" office:value="180">
            <text:p>18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2</text:p>
          </table:table-cell>
        </table:table-row>
        <table:table-row table:style-name="ro5">
          <table:table-cell office:value-type="string">
            <text:p>0 <text:s text:c="5"/>J'aime explorer de nouvelles méthodes pour faire les choses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81">
            <text:p>18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1</text:p>
          </table:table-cell>
        </table:table-row>
        <table:table-row table:style-name="ro5">
          <table:table-cell office:value-type="string">
            <text:p><text:s text:c="6"/>J'aime mettre de l'argent de côté plutôt que le dépenser pour des divertissements ou des sensations fortes......…… V <text:s/>F </text:p>
          </table:table-cell>
          <table:table-cell table:number-columns-repeated="2"/>
          <table:table-cell table:style-name="ce4" office:value-type="float" office:value="182">
            <text:p>18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3</text:p>
          </table:table-cell>
        </table:table-row>
        <table:table-row table:style-name="ro5">
          <table:table-cell office:value-type="string">
            <text:p><text:s text:c="6"/>Les droits individuels sont plus importants que les besoins de n'importe quel groupe................................ ......…. V <text:s/>F </text:p>
          </table:table-cell>
          <table:table-cell table:number-columns-repeated="2"/>
          <table:table-cell table:style-name="ce4" office:value-type="float" office:value="183">
            <text:p>18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4</text:p>
          </table:table-cell>
        </table:table-row>
        <table:table-row table:style-name="ro3">
          <table:table-cell office:value-type="string">
            <text:p><text:s text:c="6"/>J'ai eu des expériences personnelles au cours desquelles <text:s text:c="5"/>je me suis senti(e) en communion avec une force divine et spirituelle merveilleuse.................................... ......…. V <text:s/>F </text:p>
          </table:table-cell>
          <table:table-cell table:number-columns-repeated="2"/>
          <table:table-cell table:style-name="ce4" office:value-type="float" office:value="184">
            <text:p>18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3">
          <table:table-cell office:value-type="string">
            <text:p><text:s text:c="6"/>J'ai eu des moments de grand bonheur au cours desquels j'ai eu soudainement <text:s text:c="5"/>la sensation claire et profonde d'une communauté avec tout ce qui existe................................................... ......…. V <text:s/>F </text:p>
          </table:table-cell>
          <table:table-cell table:number-columns-repeated="2"/>
          <table:table-cell table:style-name="ce4" office:value-type="float" office:value="185">
            <text:p>18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5">
          <table:table-cell office:value-type="string">
            <text:p><text:s text:c="6"/>Mes habitudes me permettent de faire les choses plus facilement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86">
            <text:p>18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5</text:p>
          </table:table-cell>
        </table:table-row>
        <table:table-row table:style-name="ro5">
          <table:table-cell office:value-type="string">
            <text:p><text:s text:c="6"/>La plupart des gens semblent être plus efficaces que moi.......................................................................... ......…. </text:p>
          </table:table-cell>
          <table:table-cell table:number-columns-repeated="2"/>
          <table:table-cell table:style-name="ce4" office:value-type="float" office:value="187">
            <text:p>18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3</text:p>
          </table:table-cell>
        </table:table-row>
        <table:table-row table:style-name="ro5">
          <table:table-cell office:value-type="string">
            <text:p>Les autres ou les circonstances sont souvent responsables de mes difficultés............................................. ......…. V <text:s/>F </text:p>
          </table:table-cell>
          <table:table-cell table:number-columns-repeated="2"/>
          <table:table-cell table:style-name="ce4" office:value-type="float" office:value="188">
            <text:p>18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1</text:p>
          </table:table-cell>
        </table:table-row>
        <table:table-row table:style-name="ro5">
          <table:table-cell office:value-type="string">
            <text:p><text:s text:c="6"/>Aider les autres me fait plaisir, même s'ils m'ont mal traité(e)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89">
            <text:p>189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4</text:p>
          </table:table-cell>
        </table:table-row>
        <table:table-row table:style-name="ro5">
          <table:table-cell office:value-type="string">
            <text:p><text:s text:c="6"/>J'ai souvent la sensation de faire partie de la force spirituelle dont toute la vie dépend............................... ......…. V <text:s/>F </text:p>
          </table:table-cell>
          <table:table-cell table:number-columns-repeated="2"/>
          <table:table-cell table:style-name="ce4" office:value-type="float" office:value="190">
            <text:p>19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3</text:p>
          </table:table-cell>
        </table:table-row>
        <table:table-row table:style-name="ro5">
          <table:table-cell office:value-type="string">
            <text:p>0 <text:s text:c="5"/>Même avec des amis, je préfère ne pas trop me confier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91">
            <text:p>19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D3</text:p>
          </table:table-cell>
        </table:table-row>
        <table:table-row table:style-name="ro5">
          <table:table-cell office:value-type="string">
            <text:p><text:s text:c="6"/>En général, je peux rester actif(ve) toute la journée sans avoir à me forcer................................................. ......…. V <text:s/>F </text:p>
          </table:table-cell>
          <table:table-cell table:number-columns-repeated="2"/>
          <table:table-cell table:style-name="ce4" office:value-type="float" office:value="192">
            <text:p>19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4</text:p>
          </table:table-cell>
        </table:table-row>
        <table:table-row table:style-name="ro3">
          <table:table-cell office:value-type="string">
            <text:p><text:s text:c="6"/>J'examine presque toujours tous les détails avant de prendre <text:s text:c="5"/>une décision, même si on me demande une réponse rapide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93">
            <text:p>19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2</text:p>
          </table:table-cell>
        </table:table-row>
        <table:table-row table:style-name="ro5">
          <table:table-cell office:value-type="string">
            <text:p><text:s text:c="6"/>J'ai du mal à m'en sortir lorsque je suis surpris(e) en faute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194">
            <text:p>19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4</text:p>
          </table:table-cell>
        </table:table-row>
        <table:table-row table:style-name="ro5">
          <table:table-cell office:value-type="string">
            <text:p><text:s text:c="6"/>Je suis plus perfectionniste que la plupart des gens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95">
            <text:p>19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Persistance</text:p>
          </table:table-cell>
        </table:table-row>
        <table:table-row table:style-name="ro5">
          <table:table-cell office:value-type="string">
            <text:p><text:s text:c="6"/>La vérité sur un sujet n'est qu'une question d'opinion personnelle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96">
            <text:p>19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5</text:p>
          </table:table-cell>
        </table:table-row>
        <table:table-row table:style-name="ro3">
          <table:table-cell office:value-type="string">
            <text:p>Je pense que mon comportement naturel est en général <text:s text:c="5"/>en accord avec mes principes et mes objectifs de vie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97">
            <text:p>19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5</text:p>
          </table:table-cell>
        </table:table-row>
        <table:table-row table:style-name="ro4">
          <table:table-cell office:value-type="string">
            <text:p><text:s text:c="6"/>Je crois que toute vie dépend d'un certain ordre ou pouvoir spirituel <text:s text:c="5"/>qui ne peut pas être complètement expliqué................................................................................................ ......… . V <text:s/>F </text:p>
          </table:table-cell>
          <table:table-cell table:number-columns-repeated="2"/>
          <table:table-cell table:style-name="ce4" office:value-type="float" office:value="198">
            <text:p>198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1</text:p>
          </table:table-cell>
        </table:table-row>
        <table:table-row table:style-name="ro3">
          <table:table-cell office:value-type="string">
            <text:p><text:s/>Je pense pouvoir rester confiant(e) et détendu(e) en rencontrant des inconnus, <text:s text:c="4"/><text:s/>même si je suis prévenu(e) qu'ils sont en colère contre moi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199">
            <text:p>1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3</text:p>
          </table:table-cell>
        </table:table-row>
        <table:table-row table:style-name="ro4">
          <table:table-cell office:value-type="string">
            <text:p>Les gens estiment qu'il est facile de venir me voir pour trouver de l'aide, de la sympathie et de la compréhension............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200">
            <text:p>20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1</text:p>
          </table:table-cell>
        </table:table-row>
        <table:table-row table:style-name="ro3">
          <table:table-cell office:value-type="string">
            <text:p>00 <text:s text:c="5"/>J'ai plus de mal que la plupart des gens à m'enthousiasmer <text:s text:c="5"/>pour de nouvelles idées ou de nouvelles activités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201">
            <text:p>2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1</text:p>
          </table:table-cell>
        </table:table-row>
        <table:table-row table:style-name="ro5">
          <table:table-cell office:value-type="string">
            <text:p><text:s text:c="6"/>J'ai du mal à mentir même pour préserver les sentiments de quelqu'un d'autre............................................ ......… V <text:s/>F </text:p>
          </table:table-cell>
          <table:table-cell table:number-columns-repeated="2"/>
          <table:table-cell table:style-name="ce4" office:value-type="float" office:value="202">
            <text:p>2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4</text:p>
          </table:table-cell>
        </table:table-row>
        <table:table-row table:style-name="ro5">
          <table:table-cell office:value-type="string">
            <text:p><text:s text:c="6"/>Je ne souhaite pas être admiré(e) plus que les autres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203">
            <text:p>20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4</text:p>
          </table:table-cell>
        </table:table-row>
        <table:table-row table:style-name="ro3">
          <table:table-cell office:value-type="string">
            <text:p><text:s text:c="6"/>Souvent quand je regarde certaines choses de la vie courante, j'ai une sensation <text:s text:c="5"/>d’émerveillement comme si je les voyais d’un œil nouveau pour la première fois...................................... ......…. V <text:s/>F </text:p>
          </table:table-cell>
          <table:table-cell table:number-columns-repeated="2"/>
          <table:table-cell table:style-name="ce4" office:value-type="float" office:value="204">
            <text:p>20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5">
          <table:table-cell office:value-type="string">
            <text:p><text:s text:c="6"/>La plupart des gens que je connais ne pensent qu'à eux, sans se préoccuper des difficultés des autres........ ......…. V <text:s/>F </text:p>
          </table:table-cell>
          <table:table-cell table:number-columns-repeated="2"/>
          <table:table-cell table:style-name="ce4" office:value-type="float" office:value="205">
            <text:p>205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3</text:p>
          </table:table-cell>
        </table:table-row>
        <table:table-row table:style-name="ro5">
          <table:table-cell office:value-type="string">
            <text:p><text:s text:c="6"/>Je me sens souvent tendu(e) et inquiet(e) lorsque je dois faire quelque chose d'inhabituel pour moi........... ......…. V <text:s/>F </text:p>
          </table:table-cell>
          <table:table-cell table:number-columns-repeated="2"/>
          <table:table-cell table:style-name="ce4" office:value-type="float" office:value="206">
            <text:p>20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2</text:p>
          </table:table-cell>
        </table:table-row>
        <table:table-row table:style-name="ro5">
          <table:table-cell office:value-type="string">
            <text:p><text:s text:c="6"/>Je me pousse souvent jusqu'à l'épuisement ou j'essaie de faire plus que je ne le peux réellement................ ......…. V <text:s/>F </text:p>
          </table:table-cell>
          <table:table-cell table:number-columns-repeated="2"/>
          <table:table-cell table:style-name="ce4" office:value-type="float" office:value="207">
            <text:p>20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Persistance</text:p>
          </table:table-cell>
        </table:table-row>
        <table:table-row table:style-name="ro5">
          <table:table-cell office:value-type="string">
            <text:p><text:s text:c="6"/>Certaines personnes pensent que je suis trop près de mon argent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208">
            <text:p>20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3</text:p>
          </table:table-cell>
        </table:table-row>
        <table:table-row table:style-name="ro5">
          <table:table-cell office:value-type="string">
            <text:p><text:s text:c="6"/>Les expériences mystiques ne sont probablement que des désirs pris pour des réalités............................... ......…. V <text:s/>F </text:p>
          </table:table-cell>
          <table:table-cell table:number-columns-repeated="2"/>
          <table:table-cell table:style-name="ce4" office:value-type="float" office:value="209">
            <text:p>20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T1</text:p>
          </table:table-cell>
        </table:table-row>
        <table:table-row table:style-name="ro3">
          <table:table-cell office:value-type="string">
            <text:p><text:s text:c="6"/>Ma volonté est trop faible pour résister aux tentations très fortes, <text:s text:c="4"/>même si je sais que je souffrirai de leurs conséquences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210">
            <text:p>21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5</text:p>
          </table:table-cell>
        </table:table-row>
        <table:table-row table:style-name="ro3">
          <table:table-cell office:value-type="string">
            <text:p>0 <text:s text:c="5"/>Je déteste voir n'importe qui souffrir........................................................................................................... ......… V <text:s/>F </text:p>
          </table:table-cell>
          <table:table-cell table:number-columns-repeated="2"/>
          <table:table-cell table:style-name="ce4" office:value-type="float" office:value="211">
            <text:p>21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C4</text:p>
          </table:table-cell>
        </table:table-row>
        <table:table-row table:style-name="ro3">
          <table:table-cell office:value-type="string">
            <text:p><text:s text:c="6"/>Je sais ce que je veux faire de ma vie.....................................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212">
            <text:p>212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2</text:p>
          </table:table-cell>
        </table:table-row>
        <table:table-row table:style-name="ro5">
          <table:table-cell office:value-type="string">
            <text:p><text:s text:c="6"/>Je prends souvent le temps de savoir si ce que je fais est bien ou mal......................................................... ......…. V <text:s/>F </text:p>
          </table:table-cell>
          <table:table-cell table:number-columns-repeated="2"/>
          <table:table-cell table:style-name="ce4" office:value-type="float" office:value="213">
            <text:p>21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1</text:p>
          </table:table-cell>
        </table:table-row>
        <table:table-row table:style-name="ro5">
          <table:table-cell office:value-type="string">
            <text:p><text:s text:c="6"/>Souvent, les choses tournent mal pour moi sauf si je fais très attention...................................................... ......…. V <text:s/>F </text:p>
          </table:table-cell>
          <table:table-cell table:number-columns-repeated="2"/>
          <table:table-cell table:style-name="ce4" office:value-type="float" office:value="214">
            <text:p>214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1</text:p>
          </table:table-cell>
        </table:table-row>
        <table:table-row table:style-name="ro5">
          <table:table-cell office:value-type="string">
            <text:p><text:s text:c="6"/>Si je n'ai pas le moral, je préfère être entouré(e) d'amis plutôt que de rester seul(e).................................... ......…. V <text:s/>F </text:p>
          </table:table-cell>
          <table:table-cell table:number-columns-repeated="2"/>
          <table:table-cell table:style-name="ce4" office:value-type="float" office:value="215">
            <text:p>21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RD3</text:p>
          </table:table-cell>
        </table:table-row>
        <table:table-row table:style-name="ro3">
          <table:table-cell office:value-type="string">
            <text:p><text:s text:c="6"/>Je ne pense pas qu'il soit possible de partager les sentiments <text:s text:c="4"/>de quelqu'un qui n'a pas vécu les mêmes expériences que soi.......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216">
            <text:p>216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2</text:p>
          </table:table-cell>
        </table:table-row>
        <table:table-row table:style-name="ro3">
          <table:table-cell office:value-type="string">
            <text:p><text:s text:c="6"/>Souvent, les autres pensent que je suis dans un autre monde car je suis <text:s text:c="5"/>complètement détaché(e) des choses qui se passent autour de moi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217">
            <text:p>217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2</text:p>
          </table:table-cell>
        </table:table-row>
        <table:table-row table:style-name="ro5">
          <table:table-cell office:value-type="string">
            <text:p><text:s text:c="6"/>Je souhaiterais être la personne la plus belle............................................................................................... ......…. </text:p>
          </table:table-cell>
          <table:table-cell table:number-columns-repeated="2"/>
          <table:table-cell table:style-name="ce4" office:value-type="float" office:value="218">
            <text:p>2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4</text:p>
          </table:table-cell>
        </table:table-row>
        <table:table-row table:style-name="ro3">
          <table:table-cell office:value-type="string">
            <text:p>En général, je me tiens à l'écart des situations sociales où je peux <text:s text:c="4"/>rencontrer des inconnus, même si on m'assure qu'ils seront amicaux.......................................................... ......…. V <text:s/>F </text:p>
          </table:table-cell>
          <table:table-cell table:number-columns-repeated="2"/>
          <table:table-cell table:style-name="ce4" office:value-type="float" office:value="219">
            <text:p>219</text:p>
          </table:table-cell>
          <table:table-cell table:style-name="ce5" office:value-type="string">
            <text:p>V</text:p>
          </table:table-cell>
          <table:table-cell table:style-name="ce5" office:value-type="string">
            <text:p>HA3</text:p>
          </table:table-cell>
        </table:table-row>
        <table:table-row table:style-name="ro5">
          <table:table-cell office:value-type="string">
            <text:p>J'aime l'éclosion des fleurs au printemps autant que de revoir un vieil ami................................................. ......…. V <text:s/>F </text:p>
          </table:table-cell>
          <table:table-cell table:number-columns-repeated="2"/>
          <table:table-cell table:style-name="ce4" office:value-type="float" office:value="220">
            <text:p>22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T3</text:p>
          </table:table-cell>
        </table:table-row>
        <table:table-row table:style-name="ro5">
          <table:table-cell office:value-type="string">
            <text:p>0 <text:s text:c="5"/>Habituellement, je considère une situation difficile comme un défi ou une bonne occasion....................... ......…. V <text:s/>F </text:p>
          </table:table-cell>
          <table:table-cell table:number-columns-repeated="2"/>
          <table:table-cell table:style-name="ce4" office:value-type="float" office:value="221">
            <text:p>221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3</text:p>
          </table:table-cell>
        </table:table-row>
        <table:table-row table:style-name="ro5">
          <table:table-cell office:value-type="string">
            <text:p><text:s text:c="6"/>Les gens qui travaillent avec moi doivent apprendre <text:s/>à faire les choses selon mes méthodes...................... ......…. V <text:s/>F </text:p>
          </table:table-cell>
          <table:table-cell table:number-columns-repeated="2"/>
          <table:table-cell table:style-name="ce4" office:value-type="float" office:value="222">
            <text:p>22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1</text:p>
          </table:table-cell>
        </table:table-row>
        <table:table-row table:style-name="ro5">
          <table:table-cell office:value-type="string">
            <text:p><text:s text:c="6"/>La malhonnêteté ne pose des problèmes que si l'on se fait surprendre........................................................ ......…. V <text:s/>F </text:p>
          </table:table-cell>
          <table:table-cell table:number-columns-repeated="2"/>
          <table:table-cell table:style-name="ce4" office:value-type="float" office:value="223">
            <text:p>22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5</text:p>
          </table:table-cell>
        </table:table-row>
        <table:table-row table:style-name="ro3">
          <table:table-cell office:value-type="string">
            <text:p><text:s text:c="6"/>Habituellement, je me sens beaucoup plus confiant(e) et dynamique que la plupart <text:s text:c="5"/>des gens, même après de légers problèmes de santé ou des événements stressants..................................... ......…. V <text:s/>F </text:p>
          </table:table-cell>
          <table:table-cell table:number-columns-repeated="2"/>
          <table:table-cell table:style-name="ce4" office:value-type="float" office:value="224">
            <text:p>224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A4</text:p>
          </table:table-cell>
        </table:table-row>
        <table:table-row table:style-name="ro5">
          <table:table-cell office:value-type="string">
            <text:p><text:s text:c="6"/>Je préfère tout lire en détail avant de signer n'importe quel papier.............................................................. ......…. V <text:s/>F </text:p>
          </table:table-cell>
          <table:table-cell table:number-columns-repeated="2"/>
          <table:table-cell table:style-name="ce4" office:value-type="float" office:value="225">
            <text:p>225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S2</text:p>
          </table:table-cell>
        </table:table-row>
        <table:table-row table:style-name="ro3">
          <table:table-cell office:value-type="string">
            <text:p><text:s text:c="6"/>Lorsque rien de nouveau ne se passe, je <text:s/>recherche en général <text:s text:c="4"/>quelque chose de passionnant ou d'excitant à faire............................................................................ ......…. ...... V <text:s/>F </text:p>
          </table:table-cell>
          <table:table-cell table:number-columns-repeated="2"/>
          <table:table-cell table:style-name="ce4" office:value-type="float" office:value="226">
            <text:p>226</text:p>
          </table:table-cell>
          <table:table-cell table:style-name="ce5" office:value-type="string">
            <text:p>V</text:p>
          </table:table-cell>
          <table:table-cell table:style-name="ce5" office:value-type="string">
            <text:p>NS1</text:p>
          </table:table-cell>
        </table:table-row>
        <table:table-row table:style-name="ro6" table:number-rows-repeated="2">
          <table:table-cell table:number-columns-repeated="6"/>
        </table:table-row>
        <table:table-row table:style-name="ro6" table:number-rows-repeated="51">
          <table:table-cell table:style-name="Default"/>
          <table:table-cell table:number-columns-repeated="5"/>
        </table:table-row>
        <table:table-row table:style-name="ro6" table:number-rows-repeated="2">
          <table:table-cell table:number-columns-repeated="6"/>
        </table:table-row>
        <table:table-row table:style-name="ro6" table:number-rows-repeated="96">
          <table:table-cell table:style-name="Default"/>
          <table:table-cell table:number-columns-repeated="5"/>
        </table:table-row>
        <table:table-row table:style-name="ro6">
          <table:table-cell table:number-columns-repeated="6"/>
        </table:table-row>
        <table:table-row table:style-name="ro2">
          <table:table-cell office:value-type="string">
            <text:p><text:s/></text:p>
          </table:table-cell>
          <table:table-cell table:number-columns-repeated="5"/>
        </table:table-row>
        <table:table-row table:style-name="ro2" table:number-rows-repeated="104819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3" table:style-name="ta1" table:print="false">
        <table:table-column table:style-name="co2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18/04/2020</text:date>, <text:time>19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ssima Beddar</meta:initial-creator>
    <meta:creation-date>2020-04-18T15:35:42.68</meta:creation-date>
    <dc:date>2020-04-18T19:25:32.35</dc:date>
    <dc:creator>Nassima Beddar</dc:creator>
    <meta:editing-duration>PT1H25M6S</meta:editing-duration>
    <meta:editing-cycles>6</meta:editing-cycles>
    <meta:generator>OpenOffice/4.1.7$Win32 OpenOffice.org_project/417m1$Build-9800</meta:generator>
    <meta:document-statistic meta:table-count="2" meta:cell-count="908" meta:object-count="0"/>
  </office:meta>
</office:document-meta>
</file>